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1.27cm" svg:x="2.27cm" svg:y="2.905cm">
          <text:p text:style-name="P1">Soccer Simulation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6.51cm" svg:height="1.27cm" svg:x="2.27cm" svg:y="6.715cm">
          <text:p text:style-name="P1">Communication 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6.51cm" svg:height="8.89cm" svg:x="2.27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45cm" svg:height="1.27cm" svg:x="3.54cm" svg:y="10.525cm">
          <text:p text:style-name="P1">Belief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1.27cm" svg:x="14.335cm" svg:y="10.525cm">
          <text:p text:style-name="P2"><text:span text:style-name="T1">Motion</text:span></text:p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1.27cm" svg:x="9.89cm" svg:y="10.525cm">
          <text:p text:style-name="P2"><text:span text:style-name="T1">Communication</text:span></text:p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1.27cm" svg:x="6.08cm" svg:y="13.065cm">
          <text:p text:style-name="P1">Behavio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605cm" svg:height="1.27cm" svg:x="3.54cm" svg:y="15.605cm">
          <text:p text:style-name="P1">Coordina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1.27cm" svg:x="10.525cm" svg:y="11.7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3.81cm" svg:x="12.43cm" svg:y="11.7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3.81cm" svg:x="15.605cm" svg:y="11.7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2.54cm" svg:x="15.605cm" svg:y="7.9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2.54cm" svg:x="11.795cm" svg:y="7.9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2.54cm" svg:x="15.605cm" svg:y="4.17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2.54cm" svg:x="4.175cm" svg:y="4.1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2.54cm" svg:x="4.175cm" svg:y="7.9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3.81cm" svg:x="4.175cm" svg:y="11.7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1.27cm" svg:x="8.62cm" svg:y="14.33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635cm" svg:height="1.27cm" svg:x="6.715cm" svg:y="11.7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1" draw:layer="layout" svg:x1="1.635cm" svg:y1="5.445cm" svg:x2="19.415cm" svg:y2="5.445cm">
          <text:p/>
        </draw:line>
        <draw:frame draw:style-name="gr6" draw:layer="layout" svg:width="5.715cm" svg:height="1.52cm" svg:x="9.255cm" svg:y="5.445cm">
          <draw:text-box>
            <text:p>Agent</text:p>
          </draw:text-box>
        </draw:frame>
        <draw:line draw:style-name="gr5" draw:text-style-name="P1" draw:layer="layout" svg:x1="1.635cm" svg:y1="19.415cm" svg:x2="19.415cm" svg:y2="19.415cm">
          <text:p/>
        </draw:line>
        <draw:line draw:style-name="gr5" draw:text-style-name="P1" draw:layer="layout" svg:x1="19.415cm" svg:y1="5.445cm" svg:x2="19.415cm" svg:y2="19.415cm">
          <text:p/>
        </draw:line>
        <draw:line draw:style-name="gr5" draw:text-style-name="P1" draw:layer="layout" svg:x1="1.636cm" svg:y1="19.415cm" svg:x2="1.635cm" svg:y2="5.4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ethe </meta:initial-creator>
    <meta:creation-date>2012-07-27T12:53:23</meta:creation-date>
    <dc:date>2012-07-27T13:06:03</dc:date>
    <dc:creator>methe </dc:creator>
    <meta:editing-duration>PT12M41S</meta:editing-duration>
    <meta:editing-cycles>1</meta:editing-cycles>
    <meta:document-statistic meta:object-count="24"/>
    <meta:generator>LibreOffice/3.3$Unix LibreOffice_project/330m19$Build-401</meta:generator>
  </office:meta>
</office:document-meta>
</file>